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jectedPart.RejectedPart( Map headers , int partSize , int contentLength , int max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jectedPart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jectedPart.getMax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jectedPart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jectedPart.isRej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jectedPar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jectedPart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jectedPart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